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7916666666666665in"/>
    </style:style>
    <style:style style:name="co3" style:family="table-column">
      <style:table-column-properties fo:break-before="auto" style:column-width="8.541666666666666in"/>
    </style:style>
    <style:style style:name="co4" style:family="table-column">
      <style:table-column-properties fo:break-before="auto" style:column-width="3.1770833333333335in"/>
    </style:style>
    <style:style style:name="co5" style:family="table-column">
      <style:table-column-properties fo:break-before="auto" style:column-width="9.05208333333333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65625in" fo:break-before="auto" style:use-optimal-row-height="true"/>
    </style:style>
    <style:style style:name="ro3" style:family="table-row">
      <style:table-row-properties style:row-height="5.6875in" fo:break-before="auto" style:use-optimal-row-height="true"/>
    </style:style>
    <style:style style:name="ro4" style:family="table-row">
      <style:table-row-properties style:row-height="0.8854166666666666in" fo:break-before="auto" style:use-optimal-row-height="true"/>
    </style:style>
    <style:style style:name="ro5" style:family="table-row">
      <style:table-row-properties style:row-height="1.7708333333333333in" fo:break-before="auto" style:use-optimal-row-height="true"/>
    </style:style>
    <style:style style:name="ro6" style:family="table-row">
      <style:table-row-properties style:row-height="3.0104166666666665in" fo:break-before="auto" style:use-optimal-row-height="true"/>
    </style:style>
    <style:style style:name="ro7" style:family="table-row">
      <style:table-row-properties style:row-height="1.2395833333333333in" fo:break-before="auto" style:use-optimal-row-height="true"/>
    </style:style>
    <style:style style:name="ro8" style:family="table-row">
      <style:table-row-properties style:row-height="1.4166666666666667in" fo:break-before="auto" style:use-optimal-row-height="true"/>
    </style:style>
    <style:style style:name="ro9" style:family="table-row">
      <style:table-row-properties style:row-height="0.17708333333333334in" fo:break-before="auto" style:use-optimal-row-height="true"/>
    </style:style>
    <style:style style:name="ro10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1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4"/>
        <table:table-row table:style-name="ro2">
          <table:table-cell table:style-name="ce21" office:value-type="string">
            <text:p>pDNS implementation</text:p>
          </table:table-cell>
          <table:table-cell table:style-name="ce21" office:value-type="string">
            <text:p>API docs</text:p>
          </table:table-cell>
          <table:table-cell table:style-name="ce21" office:value-type="string">
            <text:p>Fields</text:p>
          </table:table-cell>
          <table:table-cell table:style-name="ce21" office:value-type="string">
            <text:p>Saved record types</text:p>
          </table:table-cell>
          <table:table-cell table:style-name="ce21" office:value-type="string">
            <text:p>Remarks</text:p>
          </table:table-cell>
          <table:table-cell table:style-name="ce21" office:value-type="string">
            <text:p>Example</text:p>
          </table:table-cell>
          <table:table-cell table:number-columns-repeated="16" table:style-name="ce22"/>
        </table:table-row>
        <table:table-row table:style-name="ro3">
          <table:table-cell table:style-name="ce23" office:value-type="string">
            <text:p>ISC</text:p>
          </table:table-cell>
          <table:table-cell table:style-name="ce23" office:value-type="string">
            <text:p>https://dnsdb.isc.org/doc/isc-dnsdb-api.html</text:p>
          </table:table-cell>
          <table:table-cell table:style-name="ce24" office:value-type="string">
            <text:p>"count", "rrtype", "rrname", ( "time_first", "time_last" | 'zone_time_first", "zone_time_last"),  "bailiwick", "rdata"times are in UTC epoch seconds</text:p>
          </table:table-cell>
          <table:table-cell table:style-name="ce23" office:value-type="string">
            <text:p>Any except SOA</text:p>
          </table:table-cell>
          <table:table-cell table:style-name="ce23" office:value-type="string">
            <text:p>since we incorporate gTLD data into the DB, we distinquish between "zone_file"
and Passive Data that enters the database.  Thet's the reason for the differeing
timestamp filed names.  If ou're looking for only Passive data, filter out fields with
zone_time_first records.</text:p>
          </table:table-cell>
          <table:table-cell table:style-name="ce23" office:value-type="string">
            <text:p>{"count": 0, "rrtype": "NS", "rrname": "isc.org.", "zone_time_first": 1275401003, "zone_time_last": 1333202666, "bailiwick": "org.", "rdata": ["ams.sns-pb.isc.org.", "ord.sns-pb.isc.org.", "sfba.sns-pb.isc.org.", "ns.isc.afilias-nst.info."]}
{"count": 1864758, "time_first": 1277349437, "rrtype": "NS", "rrname": "isc.org.", "bailiwick": "org.", "rdata": ["ams.sns-pb.isc.org.", "ord.sns-pb.isc.org.", "sfba.sns-pb.isc.org.", "ns.isc.afilias-nst.info."], "time_last": 1340283256}
{"count": 6512691, "time_first": 1277382144, "rrtype": "A", "rrname": "isc.org.", "bailiwick": "isc.org.", "rdata": ["149.20.64.42"], "time_last": 1340279594}
{"count": 15031, "time_first": 1286722569, "rrtype": "TXT", "rrname": "isc.org.", "bailiwick": "isc.org.", "rdata": ["\"v=spf1 ?all\"", "\"$Id: isc.org,v 1.1377 2010/10/10 14:22:04 bind Exp $\""], "time_last": 1286726583}</text:p>
          </table:table-cell>
        </table:table-row>
        <table:table-row table:style-name="ro4">
          <table:table-cell table:style-name="ce23" office:value-type="string">
            <text:p>BFK</text:p>
          </table:table-cell>
          <table:table-cell table:style-name="ce23" office:value-type="string">
            <text:p>http://www.enyo.de/fw/software/dnslogger/</text:p>
          </table:table-cell>
          <table:table-cell table:style-name="ce23" office:value-type="string">
            <text:p>MUST -&gt; "rr-name", "rr-type", "rr-dname", "seen-first","seen-last"</text:p>
          </table:table-cell>
          <table:table-cell table:style-name="ce23" office:value-type="string">
            <text:p>NS, A, MX, PTR, AAAA, CNAME, DNAME, SOA, TXT, SRV, RP, NAPTR</text:p>
          </table:table-cell>
        </table:table-row>
        <table:table-row table:style-name="ro5">
          <table:table-cell table:style-name="ce23" office:value-type="string">
            <text:p>CERT.at</text:p>
          </table:table-cell>
          <table:table-cell table:style-name="ce23" office:value-type="string">
            <text:p>not public yet</text:p>
          </table:table-cell>
          <table:table-cell table:style-name="ce23" office:value-type="string">
            <text:p>MUST -&gt; "rr-name", "rr-type", "rr-dname", "seen-first","seen-last", OPTIONAL -&gt; "count-requested", "sensor-id"</text:p>
          </table:table-cell>
          <table:table-cell table:style-name="ce23" office:value-type="string">
            <text:p>NS, A, MX, PTR, AAAA, CNAME, DNAME, SOA, TXT, SRV</text:p>
          </table:table-cell>
          <table:table-cell table:style-name="ce23" office:value-type="string">
            <text:p>the "count" field is powerful (D.Dagon), because you can measure popularity if you plot the time series of the count. "sensor-id" is internal</text:p>
          </table:table-cell>
          <table:table-cell table:style-name="ce23" office:value-type="string">
            <text:p>rr-name:         www.cert.at
rr-type:         A
rr-address:      83.136.33.133
seen-first:      2012-05-04 07:31:30
seen-last:       2012-05-04 07:31:30
count-requested: 46</text:p>
          </table:table-cell>
        </table:table-row>
        <table:table-row table:style-name="ro6">
          <table:table-cell table:style-name="ce23" office:value-type="string">
            <text:p>cert.e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MUST -&gt; "domain", "ip", "first seen", "last seen"</text:p>
          </table:table-cell>
          <table:table-cell table:style-name="ce23" office:value-type="string">
            <text:p>A, NS</text:p>
          </table:table-cell>
          <table:table-cell/>
          <table:table-cell table:style-name="ce23" office:value-type="string">
            <text:p>cert.ee        ns.cert.ee        2009-07-21 09:15:11        2011-05-03 23:22:22
ns.cert.ee        195.80.103.60        2009-08-10 09:26:46        2011-05-03 23:44:42
cert.ee        195.80.103.60        2009-08-10 08:45:08        2009-12-03 12:24:12

</text:p>
          </table:table-cell>
        </table:table-row>
        <table:table-row table:style-name="ro7">
          <table:table-cell table:style-name="ce23" office:value-type="string">
            <text:p>CIRCL.lu</text:p>
          </table:table-cell>
          <table:table-cell table:style-name="ce23" office:value-type="string">
            <text:p>partial spec and code at https://github.com/adulau/pdns-toolkit/</text:p>
          </table:table-cell>
          <table:table-cell table:style-name="ce23" office:value-type="string">
            <text:p>MUST -&gt; "first seen", "last seen", "rr-qname","rr-rname", "rr-type", "count-request" - OPTIONAL -&gt; "ranking", "sensor"</text:p>
          </table:table-cell>
          <table:table-cell table:style-name="ce23" office:value-type="string">
            <text:p>Permanent: NS, A, AAAA, CNAME, TXT, SRV, DNAME, MX - Temporary on request </text:p>
          </table:table-cell>
          <table:table-cell table:style-name="ce23" office:value-type="string">
            <text:p>TZ makes sense (at least from the sensor).</text:p>
          </table:table-cell>
        </table:table-row>
        <table:table-row table:style-name="ro8">
          <table:table-cell table:style-name="ce23" office:value-type="string">
            <text:p>CERT.lv</text:p>
          </table:table-cell>
          <table:table-cell table:style-name="ce23" office:value-type="string">
            <text:p>not public</text:p>
          </table:table-cell>
          <table:table-cell table:style-name="ce23" office:value-type="string">
            <text:p>MUST -&gt; "rrname", "rrtype", "rdata", "time_first","time_last" - OPTIONAL -&gt; "ttl"</text:p>
          </table:table-cell>
          <table:table-cell table:style-name="ce23" office:value-type="string">
            <text:p>A, AAAA, CNAME, DNAME, NAPTR, PTR, RP, SRV</text:p>
          </table:table-cell>
          <table:table-cell/>
          <table:table-cell table:style-name="ce23" office:value-type="string">
            <text:p>Domain:cert.lv Type:A Answer:85.254.193.58 TTL:1800 First seen:2012-03-21 14:25:49 Last seen:2012-06-17 10:10:34</text:p>
          </table:table-cell>
        </table:table-row>
        <table:table-row table:style-name="ro3">
          <table:table-cell table:style-name="ce23" office:value-type="string">
            <text:p>U Auckland
(DNSParse)</text:p>
          </table:table-cell>
          <table:table-cell table:style-name="ce23" office:value-type="string">
            <text:p>mention at http://www.nz-honeynet.org/research.html, interface at http://dnsparse.insec.auckland.ac.nz/dns/</text:p>
          </table:table-cell>
          <table:table-cell table:style-name="ce23" office:value-type="string">
            <text:p>MUST -&gt; "rr-name", "rr-type", "rr-dname", "first seen", "last seen" - OPTIONAL -&gt; "sensor", "reputation"</text:p>
          </table:table-cell>
          <table:table-cell table:style-name="ce23" office:value-type="string">
            <text:p>A, NS, CNAME, SOA, PTR, HINFO, MX, TXT, RP, AFSDB, AAAA, SRV, A6</text:p>
          </table:table-cell>
          <table:table-cell table:style-name="ce23" office:value-type="string">
            <text:p>All timestamps are converted into UTC.
Data in the database spans back to 2006.
Web interface allows querying through HTML, TXT, XML or JSON.
Sensor location is generally kept secret.</text:p>
          </table:table-cell>
          <table:table-cell table:style-name="ce23" office:value-type="string">
            <text:p>[ {"json_class":"PDNSResult","sensor":"12","query":"dnsparse.insec.auckland.ac.nz","answer":"bojan-res.auckland.ac.nz","rrtype":"5","ttl":"1800","firstseen":"2010-04-13T16:06:02Z","lastseen":"2012-06-23T19:50:02Z"}, {"json_class":"PDNSResult","sensor":"10","query":"dnsparse.insec.auckland.ac.nz","answer":"bojan-desktop.insec.auckland.ac.nz","rrtype":"5","ttl":"1800","firstseen":"2007-11-28T13:55:46Z","lastseen":"2008-03-30T18:00:16Z"}, {"json_class":"PDNSResult","sensor":"5","query":"dnsparse.insec.auckland.ac.nz","answer":"bojan-desktop.insec.auckland.ac.nz","rrtype":"5","ttl":"1800","firstseen":"2007-08-17T07:30:03Z","lastseen":"2009-02-05T08:30:02Z"}, {"json_class":"PDNSResult","sensor":"5","query":"dnsparse.insec.auckland.ac.nz","answer":"bojan-res.auckland.ac.nz","rrtype":"5","ttl":"1800","firstseen":"2009-02-05T09:00:06Z","lastseen":"2010-07-19T21:30:03Z"}, {"json_class":"PDNSResult","sensor":"2","query":"dnsparse.insec.auckland.ac.nz","answer":"bojan-desktop.insec.auckland.ac.nz","rrtype":"5","ttl":"1800","firstseen":"2007-06-03T10:13:31Z","lastseen":"2008-07-10T22:25:07Z"}, {"json_class":"PDNSResult","sensor":"11","query":"dnsparse.insec.auckland.ac.nz","answer":"130.216.76.8","rrtype":"1","ttl":"3600","firstseen":"2008-10-28T04:33:49Z","lastseen":"2008-10-28T04:33:49Z"}, {"json_class":"PDNSResult","sensor":"1","query":"dnsparse.insec.auckland.ac.nz","answer":"bojan-res.auckland.ac.nz","rrtype":"5","ttl":"1800","firstseen":"2009-02-05T14:26:49Z","lastseen":"2012-06-23T19:59:02Z"}, {"json_class":"PDNSResult","sensor":"1","query":"dnsparse.insec.auckland.ac.nz","answer":"bojan-desktop.insec.auckland.ac.nz","rrtype":"5","ttl":"1800","firstseen":"2006-12-28T15:43:18Z","lastseen":"2009-02-04T14:20:08Z"}, {"json_class":"PDNSResult","sensor":"14","query":"dnsparse.insec.auckland.ac.nz","answer":"bojan-res.auckland.ac.nz","rrtype":"5","ttl":"1800","firstseen":"2011-02-21T11:30:06Z","lastseen":"2012-03-01T07:10:26Z"}, {"json_class":"PDNSResult","sensor":"9","query":"dnsparse.insec.auckland.ac.nz","answer":"bojan-desktop.insec.auckland.ac.nz","rrtype":"5","ttl":"1800","firstseen":"2007-09-07T11:23:17Z","lastseen":"2007-10-07T18:08:10Z"} ]</text:p>
          </table:table-cell>
        </table:table-row>
        <table:table-row table:number-rows-repeated="3" table:style-name="ro1"/>
        <table:table-row table:style-name="ro9">
          <table:table-cell/>
          <table:table-cell table:style-name="ce23" office:value-type="string">
            <text:p> </text:p>
          </table:table-cell>
        </table:table-row>
        <table:table-row table:number-rows-repeated="3" table:style-name="ro1"/>
        <table:table-row table:style-name="ro9">
          <table:table-cell table:style-name="ce25" office:value-type="string">
            <text:p>REMARKS</text:p>
          </table:table-cell>
        </table:table-row>
        <table:table-row table:number-rows-repeated="2" table:style-name="ro1"/>
        <table:table-row table:style-name="ro8">
          <table:table-cell table:style-name="ce23" office:value-type="string">
            <text:p>chris Lee's wishlist</text:p>
          </table:table-cell>
          <table:table-cell/>
          <table:table-cell table:style-name="ce23" office:value-type="string">
            <text:p>class PDNSResult &lt; Struct.new(:source, :response_time, :query, :answer, :rrtype, :ttl, :firstseen, :lastseen); end</text:p>
          </table:table-cell>
        </table:table-row>
        <table:table-row table:style-name="ro10">
          <table:table-cell table:style-name="ce23" office:value-type="string">
            <text:p>time format</text:p>
          </table:table-cell>
          <table:table-cell/>
          <table:table-cell table:style-name="ce25" office:value-type="string">
            <text:p>unix epoche. MUST: Timezone = UTC. </text:p>
          </table:table-cell>
        </table:table-row>
        <table:table-row table:style-name="ro10">
          <table:table-cell table:style-name="ce23" office:value-type="string">
            <text:p>Sensor ID</text:p>
          </table:table-cell>
          <table:table-cell/>
          <table:table-cell table:style-name="ce23" office:value-type="string">
            <text:p>optionally specify the location of the sens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